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2.2cm" svg:height="8.072cm" svg:x="2.8cm" svg:y="2.8cm">
          <draw:text-box>
            <text:p><text:span text:style-name="T1">Knowledge Base:</text:span></text:p>
            <text:p>child(bridget,caroline).</text:p>
            <text:p>child(caroline,donna).</text:p>
            <text:p><text:s text:c="3"/>descend(X,Y) <text:s/>:- <text:s/>child(X,Y).</text:p>
            <text:p><text:s text:c="3"/></text:p>
            <text:p><text:s text:c="3"/>descend(X,Y) <text:s/>:- <text:s/>child(X,Z),</text:p>
            <text:p><text:s text:c="37"/>child(Z,Y).</text:p>
            <text:p>child(anne,bridget).</text:p>
            <text:p>child(bridget,caroline).</text:p>
            <text:p>child(caroline,donna).</text:p>
            <text:p>child(donna,emily)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2cm" svg:height="1.4cm" svg:x="13.2cm" svg:y="14.8cm">
          <text:p text:style-name="P1">descend(caroline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2cm" svg:height="1.4cm" svg:x="13.2cm" svg:y="14.8cm">
          <text:p text:style-name="P1">descend(caroli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cm" svg:y1="16.2cm" svg:x2="18.8cm" svg:y2="17.8cm">
          <text:p/>
        </draw:line>
        <draw:custom-shape draw:style-name="gr3" draw:text-style-name="P1" draw:layer="layout" svg:width="8.4cm" svg:height="1cm" svg:x="15cm" svg:y="17.8cm">
          <text:p text:style-name="P1">child(caroline,donn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" draw:text-style-name="P1" draw:layer="layout" svg:width="13cm" svg:height="1.8cm" svg:x="7.2cm" svg:y="1.6cm">
          <text:p text:style-name="P1">descend(anne,donn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1.4cm" svg:x="3.4cm" svg:y="4.8cm">
          <text:p text:style-name="P1">child(an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cm" svg:y1="3.4cm" svg:x2="9.2cm" svg:y2="4.8cm">
          <text:p/>
        </draw:line>
        <draw:custom-shape draw:style-name="gr5" draw:text-style-name="P1" draw:layer="layout" svg:width="2.2cm" svg:height="1cm" svg:x="6.2cm" svg:y="6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1" draw:layer="layout" svg:width="12.2cm" svg:height="1.2cm" svg:x="13.2cm" svg:y="4.8cm">
          <text:p text:style-name="P1">child(anne,_G43),descend(_G43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3.4cm" svg:x2="16.8cm" svg:y2="4.8cm">
          <text:p/>
        </draw:line>
        <draw:line draw:style-name="gr4" draw:text-style-name="P1" draw:layer="layout" svg:x1="18.4cm" svg:y1="6cm" svg:x2="18.4cm" svg:y2="8.4cm">
          <text:p/>
        </draw:line>
        <draw:custom-shape draw:style-name="gr3" draw:text-style-name="P1" draw:layer="layout" svg:width="4.2cm" svg:height="1.4cm" svg:x="18.6cm" svg:y="6.2cm">
          <text:p text:style-name="P1">_G43 = br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cm" svg:height="1cm" svg:x="13.8cm" svg:y="8.6cm">
          <text:p text:style-name="P1">descend(bridget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9.6cm" svg:x2="10cm" svg:y2="10.6cm">
          <text:p/>
        </draw:line>
        <draw:custom-shape draw:style-name="gr3" draw:text-style-name="P1" draw:layer="layout" svg:width="5.8cm" svg:height="1cm" svg:x="5cm" svg:y="10.8cm">
          <text:p text:style-name="P1">child(bridget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cm" svg:x="6.4cm" svg:y="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18.6cm" svg:y1="9.6cm" svg:x2="18.6cm" svg:y2="11.4cm">
          <text:p/>
        </draw:line>
        <draw:custom-shape draw:style-name="gr3" draw:text-style-name="P1" draw:layer="layout" svg:width="12.2cm" svg:height="1.2cm" svg:x="12.6cm" svg:y="11.4cm">
          <text:p text:style-name="P1">child(bridget,_G44),descend(_G44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6cm" svg:y1="12.6cm" svg:x2="18.6cm" svg:y2="14.6cm">
          <text:p/>
        </draw:line>
        <draw:custom-shape draw:style-name="gr3" draw:text-style-name="P1" draw:layer="layout" svg:width="5.2cm" svg:height="1.4cm" svg:x="18.842cm" svg:y="12.894cm">
          <text:p text:style-name="P1">_G44 = caro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2cm" svg:height="1.4cm" svg:x="13.2cm" svg:y="14.8cm">
          <text:p text:style-name="P1">descend(caroline,donna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cm" svg:y1="16.2cm" svg:x2="18.8cm" svg:y2="17.8cm">
          <text:p/>
        </draw:line>
        <draw:custom-shape draw:style-name="gr3" draw:text-style-name="P1" draw:layer="layout" svg:width="8.4cm" svg:height="1cm" svg:x="15cm" svg:y="17.8cm">
          <text:p text:style-name="P1">child(caroline,don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1.4cm" svg:x="18.2cm" svg:y="1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kris </meta:initial-creator>
    <meta:creation-date>2013-08-27T13:07:10</meta:creation-date>
    <dc:date>2013-09-03T12:25:00</dc:date>
    <dc:creator>svkris </dc:creator>
    <meta:editing-duration>PT4M14S</meta:editing-duration>
    <meta:editing-cycles>3</meta:editing-cycles>
    <meta:generator>LibreOffice/3.5$Linux_x86 LibreOffice_project/350m1$Build-2</meta:generator>
    <meta:document-statistic meta:object-count="180"/>
  </office:meta>
</office:document-meta>
</file>